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40000022260416B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80099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draw:shadow="visible" draw:shadow-offset-x="0.305cm" draw:shadow-offset-y="0.305cm" draw:shadow-color="#333333" draw:shadow-opacity="70%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4" style:family="graphic" style:parent-style-name="standard">
      <style:graphic-properties draw:fill="solid" draw:fill-color="#800000" draw:textarea-horizontal-align="justify" draw:textarea-vertical-align="middle" draw:auto-grow-height="false" draw:shadow="visible" draw:shadow-offset-x="0.203cm" draw:shadow-offset-y="0.203cm" draw:shadow-color="#333333" draw:shadow-opacity="60%"/>
    </style:style>
    <style:style style:name="gr5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 draw:shadow-offset-x="-0.305cm" draw:shadow-offset-y="-0.305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  <style:text-properties fo:font-size="18pt" fo:text-shadow="1pt 1pt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family="Impact" style:font-family-generic="swiss" style:font-pitch="variable" fo:font-size="18pt" fo:text-shadow="1pt 1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8pt" fo:text-shadow="1pt 1pt"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ffffff" fo:text-shadow="1pt 1pt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7.618cm" svg:height="7.622cm" svg:x="12.256cm" svg:y="0.635cm">
          <text:p text:style-name="P1"><text:span text:style-name="T1">WEB</text:span></text:p>
          <text:p text:style-name="P1"><text:span text:style-name="T2"/></text:p>
          <text:p text:style-name="P1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1" draw:layer="layout" svg:width="2.539cm" svg:height="2.541cm" svg:x="14.795cm" svg:y="9.52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4" draw:id="id2" draw:layer="layout" svg:width="7.618cm" svg:height="7.622cm" svg:x="5.273cm" svg:y="12.703cm">
          <text:p text:style-name="P1"><text:span text:style-name="T1">WEB</text:span></text:p>
          <text:p text:style-name="P1"><text:span text:style-name="T2"/></text:p>
          <text:p text:style-name="P1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id="id3" draw:layer="layout" svg:width="7.618cm" svg:height="7.622cm" svg:x="19.239cm" svg:y="12.703cm">
          <text:p text:style-name="P1"><text:span text:style-name="T1">WEB</text:span></text:p>
          <text:p text:style-name="P1"><text:span text:style-name="T2"/></text:p>
          <text:p text:style-name="P1"><text:span text:style-name="T1">SER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14.795cm" svg:y1="10.797cm" svg:x2="9.082cm" svg:y2="12.703cm" draw:start-shape="id1" draw:end-shape="id2" draw:end-glue-point="4" svg:d="m14795 10797h-5713v1906">
          <text:p/>
        </draw:connector>
        <draw:connector draw:style-name="gr5" draw:text-style-name="P3" draw:layer="layout" svg:x1="17.334cm" svg:y1="10.797cm" svg:x2="23.048cm" svg:y2="12.703cm" draw:start-shape="id1" draw:start-glue-point="1" draw:end-shape="id3" draw:end-glue-point="4" svg:d="m17334 10797h5714v1906">
          <text:p/>
        </draw:connector>
        <draw:connector draw:style-name="gr5" draw:text-style-name="P3" draw:layer="layout" svg:x1="16.065cm" svg:y1="8.257cm" svg:x2="16.064cm" svg:y2="9.527cm" draw:start-shape="id4" draw:end-shape="id1" draw:end-glue-point="0" svg:d="m16065 8257v737h-1v533">
          <text:p/>
        </draw:connector>
        <draw:custom-shape draw:style-name="gr6" draw:text-style-name="P5" draw:layer="layout" svg:width="10.795cm" svg:height="2.54cm" svg:x="0.635cm" svg:y="0.635cm">
          <text:p text:style-name="P5"><text:span text:style-name="T3">ORCHE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8" draw:text-style-name="P3" draw:layer="layout" svg:width="5.715cm" svg:height="3.175cm" svg:x="1.27cm" svg:y="6.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1.905cm" svg:x="20.955cm" svg:y="7.0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2.54cm" svg:x="20.955cm" svg:y="10.8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08cm" svg:height="1.905cm" svg:x="20.955cm" svg:y="15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715cm" svg:height="3.175cm" svg:x="1.27cm" svg:y="14.66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7.99cm" svg:height="15.852cm" svg:x="0cm" svg:y="4.505cm">
          <draw:image xlink:href="Pictures/10000201000003C40000022260416BCA.png" xlink:type="simple" xlink:show="embed" xlink:actuate="onLoad">
            <text:p/>
          </draw:image>
        </draw:frame>
        <draw:custom-shape draw:style-name="gr10" draw:text-style-name="P5" draw:layer="layout" svg:width="17.78cm" svg:height="1.905cm" svg:x="5.08cm" svg:y="1.27cm">
          <text:p text:style-name="P3"><text:span text:style-name="T4">BPEL <text:s text:c="5"/>PROCESS FLOW [WSOC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4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iago Colucci</meta:initial-creator>
    <meta:creation-date>2010-05-05T13:13:30</meta:creation-date>
    <meta:editing-duration>PT03H34M06S</meta:editing-duration>
    <meta:editing-cycles>9</meta:editing-cycles>
    <dc:date>2010-05-05T18:32:41</dc:date>
    <dc:creator>Thiago Colucci</dc:creator>
    <meta:generator>OpenOffice.org/3.2$Linux OpenOffice.org_project/320m12$Build-9483</meta:generator>
    <meta:document-statistic meta:object-count="40"/>
  </office:meta>
</office:document-meta>
</file>